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728F4C5CFBD198CD.png" manifest:media-type="image/png"/>
  <manifest:file-entry manifest:full-path="Pictures/100002010000019000000115AC877781426DD811.png" manifest:media-type="image/png"/>
  <manifest:file-entry manifest:full-path="Pictures/10000201000006DC000001DD0DD9CB9FE208E4DE.png" manifest:media-type="image/png"/>
  <manifest:file-entry manifest:full-path="Pictures/100002010000020000000200339101AFBFEA8A77.png" manifest:media-type="image/png"/>
  <manifest:file-entry manifest:full-path="Pictures/10000201000002580000012C71C40FB7AB83D1F8.png" manifest:media-type="image/png"/>
  <manifest:file-entry manifest:full-path="Pictures/1000020100000200000002003BB88D321A206FBE.png" manifest:media-type="image/png"/>
  <manifest:file-entry manifest:full-path="Pictures/100002010000012C0000012CD238FC32D5626F92.png" manifest:media-type="image/png"/>
  <manifest:file-entry manifest:full-path="Pictures/10000201000001C5000000EC072763D32102153C.png" manifest:media-type="image/png"/>
  <manifest:file-entry manifest:full-path="Pictures/100002010000027E0000008E8F0DEB3DF6A045A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06cm" svg:stroke-color="#ff3333" draw:marker-start-width="0.359cm" draw:marker-end-width="0.359cm" draw:fill="none" draw:fill-color="#ff3333" draw:opacity="50%" draw:textarea-horizontal-align="justify" draw:textarea-vertical-align="middle" draw:auto-grow-height="false" fo:min-height="12.344cm" fo:min-width="25.683cm" fo:padding-top="0.178cm" fo:padding-bottom="0.178cm" fo:padding-left="0.303cm" fo:padding-right="0.303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3.941cm" fo:min-width="6.73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00" draw:opacity="50%" draw:textarea-horizontal-align="justify" draw:textarea-vertical-align="middle" draw:auto-grow-height="false" fo:min-height="3.052cm" fo:min-width="2.929cm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2.163cm" fo:min-width="6.739cm"/>
    </style:style>
    <style:style style:name="gr6" style:family="graphic" style:parent-style-name="standard">
      <style:graphic-properties draw:fill-color="#ffff00" draw:opacity="50%" draw:textarea-horizontal-align="justify" draw:textarea-vertical-align="middle" draw:auto-grow-height="false" fo:min-height="0.893cm" fo:min-width="2.929cm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0.893cm" fo:min-width="6.9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Ultrafine_20_Dashed" svg:stroke-width="0.106cm" svg:stroke-color="#ff3333" draw:marker-start-width="0.359cm" draw:marker-end-width="0.359cm" draw:fill="none" draw:fill-color="#ff3333" draw:opacity="50%" draw:textarea-horizontal-align="justify" draw:textarea-vertical-align="middle" draw:auto-grow-height="false" fo:min-height="0.76cm" fo:min-width="8.225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Ultrafine_20_Dashed" svg:stroke-width="0.106cm" svg:stroke-color="#ff3333" draw:marker-start-width="0.359cm" draw:marker-end-width="0.359cm" draw:fill="none" draw:fill-color="#ff3333" draw:opacity="50%" draw:textarea-horizontal-align="justify" draw:textarea-vertical-align="middle" draw:auto-grow-height="false" fo:min-height="12.344cm" fo:min-width="5.363cm" fo:padding-top="0.178cm" fo:padding-bottom="0.178cm" fo:padding-left="0.303cm" fo:padding-right="0.303cm"/>
    </style:style>
    <style:style style:name="gr12" style:family="graphic" style:parent-style-name="standard">
      <style:graphic-properties draw:stroke="dash" draw:stroke-dash="Ultrafine_20_Dashed" svg:stroke-width="0.106cm" svg:stroke-color="#ff3333" draw:marker-start-width="0.359cm" draw:marker-end-width="0.359cm" draw:fill="none" draw:fill-color="#ff3333" draw:opacity="50%" draw:textarea-horizontal-align="justify" draw:textarea-vertical-align="middle" draw:auto-grow-height="false" fo:min-height="12.344cm" fo:min-width="7.522cm" fo:padding-top="0.178cm" fo:padding-bottom="0.178cm" fo:padding-left="0.303cm" fo:padding-right="0.303cm"/>
    </style:style>
    <style:style style:name="P1" style:family="paragraph">
      <loext:graphic-properties draw:fill="none" draw:fill-color="#ff3333"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00" draw:opacity="50%"/>
      <style:paragraph-properties fo:text-align="center"/>
    </style:style>
    <style:style style:name="P5" style:family="paragraph">
      <loext:graphic-properties draw:fill-color="#ffff00" draw:opacity="50%"/>
      <style:paragraph-properties fo:text-align="center"/>
      <style:text-properties style:font-name="Monaco"/>
    </style:style>
    <style:style style:name="P6" style:family="paragraph">
      <loext:graphic-properties draw:opacity="50%"/>
      <style:paragraph-properties fo:text-align="center"/>
      <style:text-properties style:font-name="Monaco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3333" draw:opacity="50%"/>
      <style:paragraph-properties fo:text-align="center"/>
      <style:text-properties style:font-name="Monaco"/>
    </style:style>
    <style:style style:name="P9" style:family="paragraph">
      <loext:graphic-properties draw:fill="none" draw:fill-color="#ffffff"/>
      <style:text-properties style:font-name="Monaco"/>
    </style:style>
    <style:style style:name="T1" style:family="text">
      <style:text-properties style:font-name="Mona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289cm" svg:height="12.7cm" svg:x="1.762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239cm" svg:height="4.191cm" svg:x="10.22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937cm" svg:height="1.321cm" svg:x="10.892cm" svg:y="7.734cm">
          <draw:image xlink:href="Pictures/100002010000027E0000008E8F0DEB3DF6A045AD.png" xlink:type="simple" xlink:show="embed" xlink:actuate="onLoad">
            <text:p/>
          </draw:image>
        </draw:frame>
        <draw:custom-shape draw:style-name="gr4" draw:text-style-name="P4" xml:id="id1" draw:id="id1" draw:layer="layout" svg:width="3.429cm" svg:height="3.302cm" svg:x="3.032cm" svg:y="5.50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5cm" svg:height="2.95cm" svg:x="3.259cm" svg:y="5.663cm">
          <draw:image xlink:href="Pictures/100002010000012C0000012CD238FC32D5626F92.png" xlink:type="simple" xlink:show="embed" xlink:actuate="onLoad">
            <text:p/>
          </draw:image>
        </draw:frame>
        <draw:frame draw:style-name="gr3" draw:text-style-name="P3" draw:layer="layout" svg:width="6.731cm" svg:height="3.365cm" svg:x="10.579cm" svg:y="8.176cm">
          <draw:image xlink:href="Pictures/10000201000002580000012C71C40FB7AB83D1F8.png" xlink:type="simple" xlink:show="embed" xlink:actuate="onLoad">
            <text:p/>
          </draw:image>
        </draw:frame>
        <draw:custom-shape draw:style-name="gr4" draw:text-style-name="P4" xml:id="id3" draw:id="id3" draw:layer="layout" svg:width="3.429cm" svg:height="3.302cm" svg:x="3.032cm" svg:y="9.50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21cm" svg:height="2.794cm" svg:x="3.286cm" svg:y="9.763cm">
          <draw:image xlink:href="Pictures/100002010000020000000200339101AFBFEA8A77.png" xlink:type="simple" xlink:show="embed" xlink:actuate="onLoad">
            <text:p/>
          </draw:image>
        </draw:frame>
        <draw:custom-shape draw:style-name="gr5" draw:text-style-name="P2" xml:id="id4" draw:id="id4" draw:layer="layout" svg:width="7.239cm" svg:height="2.413cm" svg:x="19.625cm" svg:y="7.98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985cm" svg:height="1.897cm" svg:x="19.785cm" svg:y="8.239cm">
          <draw:image xlink:href="Pictures/10000201000006DC000001DD0DD9CB9FE208E4DE.png" xlink:type="simple" xlink:show="embed" xlink:actuate="onLoad">
            <text:p/>
          </draw:image>
        </draw:frame>
        <draw:custom-shape draw:style-name="gr6" draw:text-style-name="P5" draw:layer="layout" svg:width="3.429cm" svg:height="1.143cm" svg:x="1.259cm" svg:y="18.618cm">
          <text:p text:style-name="P3"><text:span text:style-name="T1">Cli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493cm" svg:height="1.143cm" svg:x="5.023cm" svg:y="18.618cm">
          <text:p text:style-name="P3"><text:span text:style-name="T1">Application layer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6.461cm" svg:y1="7.16cm" svg:x2="10.225cm" svg:y2="9.191cm" draw:start-shape="id1" draw:start-glue-point="1" draw:end-shape="id2" svg:d="M6461 7160h1881v2031h1883" svg:viewBox="0 0 3765 2032">
          <text:p/>
        </draw:connector>
        <draw:connector draw:style-name="gr8" draw:text-style-name="P7" draw:layer="layout" svg:x1="6.461cm" svg:y1="11.16cm" svg:x2="10.225cm" svg:y2="9.191cm" draw:start-shape="id3" draw:start-glue-point="1" draw:end-shape="id2" draw:end-glue-point="3" svg:d="M6461 11160h1881v-1969h1883" svg:viewBox="0 0 3765 1970">
          <text:p/>
        </draw:connector>
        <draw:connector draw:style-name="gr8" draw:text-style-name="P7" draw:layer="layout" svg:x1="17.464cm" svg:y1="9.191cm" svg:x2="19.625cm" svg:y2="9.191cm" draw:start-shape="id2" draw:start-glue-point="1" draw:end-shape="id4" draw:end-glue-point="3" svg:d="M17464 9191h2161" svg:viewBox="0 0 2162 1">
          <text:p/>
        </draw:connector>
        <draw:frame draw:style-name="gr3" draw:text-style-name="P3" draw:layer="layout" svg:width="2.296cm" svg:height="1.196cm" svg:x="7.513cm" svg:y="5.646cm">
          <draw:image xlink:href="Pictures/10000201000001C5000000EC072763D32102153C.png" xlink:type="simple" xlink:show="embed" xlink:actuate="onLoad">
            <text:p/>
          </draw:image>
        </draw:frame>
        <draw:frame draw:style-name="gr3" draw:text-style-name="P3" draw:layer="layout" svg:width="1.984cm" svg:height="1.374cm" svg:x="17.41cm" svg:y="7.5cm">
          <draw:image xlink:href="Pictures/100002010000019000000115AC877781426DD811.png" xlink:type="simple" xlink:show="embed" xlink:actuate="onLoad">
            <text:p/>
          </draw:image>
        </draw:frame>
        <draw:custom-shape draw:style-name="gr9" draw:text-style-name="P8" draw:layer="layout" svg:width="8.831cm" svg:height="1.116cm" svg:x="12.87cm" svg:y="18.653cm">
          <text:p text:style-name="P3"><text:span text:style-name="T1">Execution environment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35cm" svg:height="4.135cm" svg:x="23.762cm" svg:y="12.84cm">
          <draw:image xlink:href="Pictures/1000020100000200000002003BB88D321A206FBE.png" xlink:type="simple" xlink:show="embed" xlink:actuate="onLoad">
            <text:p/>
          </draw:image>
        </draw:frame>
        <draw:frame draw:style-name="gr10" draw:text-style-name="P9" draw:layer="layout" svg:width="5.455cm" svg:height="1.047cm" svg:x="22.658cm" svg:y="16.802cm">
          <draw:text-box>
            <text:p><text:span text:style-name="T1">Your computer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5.969cm" svg:height="12.7cm" svg:x="1.762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239cm" svg:height="4.191cm" svg:x="10.22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937cm" svg:height="1.321cm" svg:x="10.892cm" svg:y="7.734cm">
          <draw:image xlink:href="Pictures/100002010000027E0000008E8F0DEB3DF6A045AD.png" xlink:type="simple" xlink:show="embed" xlink:actuate="onLoad">
            <text:p/>
          </draw:image>
        </draw:frame>
        <draw:custom-shape draw:style-name="gr4" draw:text-style-name="P4" xml:id="id5" draw:id="id5" draw:layer="layout" svg:width="3.429cm" svg:height="3.302cm" svg:x="3.032cm" svg:y="5.50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5cm" svg:height="2.95cm" svg:x="3.259cm" svg:y="5.663cm">
          <draw:image xlink:href="Pictures/100002010000012C0000012CD238FC32D5626F92.png" xlink:type="simple" xlink:show="embed" xlink:actuate="onLoad">
            <text:p/>
          </draw:image>
        </draw:frame>
        <draw:frame draw:style-name="gr3" draw:text-style-name="P3" draw:layer="layout" svg:width="6.731cm" svg:height="3.365cm" svg:x="10.579cm" svg:y="8.176cm">
          <draw:image xlink:href="Pictures/10000201000002580000012C71C40FB7AB83D1F8.png" xlink:type="simple" xlink:show="embed" xlink:actuate="onLoad">
            <text:p/>
          </draw:image>
        </draw:frame>
        <draw:custom-shape draw:style-name="gr4" draw:text-style-name="P4" xml:id="id7" draw:id="id7" draw:layer="layout" svg:width="3.429cm" svg:height="3.302cm" svg:x="3.032cm" svg:y="9.50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21cm" svg:height="2.794cm" svg:x="3.286cm" svg:y="9.763cm">
          <draw:image xlink:href="Pictures/100002010000020000000200339101AFBFEA8A77.png" xlink:type="simple" xlink:show="embed" xlink:actuate="onLoad">
            <text:p/>
          </draw:image>
        </draw:frame>
        <draw:custom-shape draw:style-name="gr5" draw:text-style-name="P2" xml:id="id8" draw:id="id8" draw:layer="layout" svg:width="7.239cm" svg:height="2.413cm" svg:x="19.625cm" svg:y="7.98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985cm" svg:height="1.897cm" svg:x="19.785cm" svg:y="8.239cm">
          <draw:image xlink:href="Pictures/10000201000006DC000001DD0DD9CB9FE208E4DE.png" xlink:type="simple" xlink:show="embed" xlink:actuate="onLoad">
            <text:p/>
          </draw:image>
        </draw:frame>
        <draw:custom-shape draw:style-name="gr6" draw:text-style-name="P5" draw:layer="layout" svg:width="3.429cm" svg:height="1.143cm" svg:x="1.259cm" svg:y="18.618cm">
          <text:p text:style-name="P3"><text:span text:style-name="T1">Cli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493cm" svg:height="1.143cm" svg:x="5.023cm" svg:y="18.618cm">
          <text:p text:style-name="P3"><text:span text:style-name="T1">Application layer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6.461cm" svg:y1="7.16cm" svg:x2="10.225cm" svg:y2="9.191cm" draw:start-shape="id5" draw:start-glue-point="1" draw:end-shape="id6" svg:d="M6461 7160h1881v2031h1883" svg:viewBox="0 0 3765 2032">
          <text:p/>
        </draw:connector>
        <draw:connector draw:style-name="gr8" draw:text-style-name="P7" draw:layer="layout" svg:x1="6.461cm" svg:y1="11.16cm" svg:x2="10.225cm" svg:y2="9.191cm" draw:start-shape="id7" draw:start-glue-point="1" draw:end-shape="id6" draw:end-glue-point="3" svg:d="M6461 11160h1881v-1969h1883" svg:viewBox="0 0 3765 1970">
          <text:p/>
        </draw:connector>
        <draw:connector draw:style-name="gr8" draw:text-style-name="P7" draw:layer="layout" svg:x1="17.464cm" svg:y1="9.191cm" svg:x2="19.625cm" svg:y2="9.191cm" draw:start-shape="id6" draw:start-glue-point="1" draw:end-shape="id8" draw:end-glue-point="3" svg:d="M17464 9191h2161" svg:viewBox="0 0 2162 1">
          <text:p/>
        </draw:connector>
        <draw:custom-shape draw:style-name="gr9" draw:text-style-name="P8" draw:layer="layout" svg:width="8.831cm" svg:height="1.116cm" svg:x="12.87cm" svg:y="18.653cm">
          <text:p text:style-name="P3"><text:span text:style-name="T1">Execution environment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35cm" svg:height="4.135cm" svg:x="3.416cm" svg:y="12.84cm">
          <draw:image xlink:href="Pictures/1000020100000200000002003BB88D321A206FBE.png" xlink:type="simple" xlink:show="embed" xlink:actuate="onLoad">
            <text:p/>
          </draw:image>
        </draw:frame>
        <draw:custom-shape draw:style-name="gr12" draw:text-style-name="P1" draw:layer="layout" svg:width="8.128cm" svg:height="12.7cm" svg:x="9.636cm" svg:y="4.04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48cm" svg:height="4.148cm" svg:x="13.924cm" svg:y="12.927cm">
          <draw:image xlink:href="Pictures/100002010000020000000200728F4C5CFBD198CD.png" xlink:type="simple" xlink:show="embed" xlink:actuate="onLoad">
            <text:p/>
          </draw:image>
        </draw:frame>
        <draw:custom-shape draw:style-name="gr12" draw:text-style-name="P1" draw:layer="layout" svg:width="8.128cm" svg:height="12.7cm" svg:x="19.036cm" svg:y="4.04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96cm" svg:height="1.196cm" svg:x="7.513cm" svg:y="5.646cm">
          <draw:image xlink:href="Pictures/10000201000001C5000000EC072763D32102153C.png" xlink:type="simple" xlink:show="embed" xlink:actuate="onLoad">
            <text:p/>
          </draw:image>
        </draw:frame>
        <draw:frame draw:style-name="gr3" draw:text-style-name="P3" draw:layer="layout" svg:width="1.984cm" svg:height="1.374cm" svg:x="17.41cm" svg:y="7.5cm">
          <draw:image xlink:href="Pictures/100002010000019000000115AC877781426DD811.png" xlink:type="simple" xlink:show="embed" xlink:actuate="onLoad">
            <text:p/>
          </draw:image>
        </draw:frame>
        <draw:frame draw:style-name="gr3" draw:text-style-name="P3" draw:layer="layout" svg:width="4.148cm" svg:height="4.148cm" svg:x="23.324cm" svg:y="12.927cm">
          <draw:image xlink:href="Pictures/100002010000020000000200728F4C5CFBD198CD.png" xlink:type="simple" xlink:show="embed" xlink:actuate="onLoad">
            <text:p/>
          </draw:image>
        </draw:frame>
        <draw:frame draw:style-name="gr10" draw:text-style-name="P9" draw:layer="layout" svg:width="5.455cm" svg:height="1.047cm" svg:x="2.259cm" svg:y="16.803cm">
          <draw:text-box>
            <text:p><text:span text:style-name="T1">Your computer</text:span></text:p>
          </draw:text-box>
        </draw:frame>
        <draw:frame draw:style-name="gr10" draw:text-style-name="P9" draw:layer="layout" svg:width="5.455cm" svg:height="1.047cm" svg:x="12.36cm" svg:y="16.804cm">
          <draw:text-box>
            <text:p><text:span text:style-name="T1">Heroku server</text:span></text:p>
          </draw:text-box>
        </draw:frame>
        <draw:frame draw:style-name="gr10" draw:text-style-name="P9" draw:layer="layout" svg:width="5.455cm" svg:height="1.047cm" svg:x="21.76cm" svg:y="16.805cm">
          <draw:text-box>
            <text:p><text:span text:style-name="T1">Heroku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23:31:21.393920000</meta:creation-date>
    <dc:date>2017-02-16T23:52:49.505499000</dc:date>
    <meta:editing-duration>PT11M16S</meta:editing-duration>
    <meta:editing-cycles>8</meta:editing-cycles>
    <meta:generator>LibreOffice/5.2.3.3$MacOSX_X86_64 LibreOffice_project/d54a8868f08a7b39642414cf2c8ef2f228f780cf</meta:generator>
    <meta:document-statistic meta:object-count="46"/>
  </office:meta>
</office:document-meta>
</file>